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57.031689532818" calcext:value-type="float">
            <text:p>557.031689532818</text:p>
          </table:table-cell>
        </table:table-row>
        <table:table-row table:style-name="ro1">
          <table:table-cell office:value-type="float" office:value="557.016175749744" calcext:value-type="float">
            <text:p>557.016175749744</text:p>
          </table:table-cell>
        </table:table-row>
        <table:table-row table:style-name="ro1">
          <table:table-cell office:value-type="float" office:value="562.328489810608" calcext:value-type="float">
            <text:p>562.328489810608</text:p>
          </table:table-cell>
        </table:table-row>
        <table:table-row table:style-name="ro1">
          <table:table-cell office:value-type="float" office:value="555.907630388135" calcext:value-type="float">
            <text:p>555.907630388135</text:p>
          </table:table-cell>
        </table:table-row>
        <table:table-row table:style-name="ro1">
          <table:table-cell office:value-type="float" office:value="558.562483592227" calcext:value-type="float">
            <text:p>558.562483592227</text:p>
          </table:table-cell>
        </table:table-row>
        <table:table-row table:style-name="ro1">
          <table:table-cell office:value-type="float" office:value="556.000355840228" calcext:value-type="float">
            <text:p>556.000355840228</text:p>
          </table:table-cell>
        </table:table-row>
        <table:table-row table:style-name="ro1">
          <table:table-cell office:value-type="float" office:value="562.907756305974" calcext:value-type="float">
            <text:p>562.907756305974</text:p>
          </table:table-cell>
        </table:table-row>
        <table:table-row table:style-name="ro1">
          <table:table-cell office:value-type="float" office:value="562.331651961694" calcext:value-type="float">
            <text:p>562.331651961694</text:p>
          </table:table-cell>
        </table:table-row>
        <table:table-row table:style-name="ro1">
          <table:table-cell office:value-type="float" office:value="557.652950262933" calcext:value-type="float">
            <text:p>557.652950262933</text:p>
          </table:table-cell>
        </table:table-row>
        <table:table-row table:style-name="ro1">
          <table:table-cell office:value-type="float" office:value="560.15191319886" calcext:value-type="float">
            <text:p>560.15191319886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58.989109664322" calcext:value-type="float">
            <text:p>558.989109664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8:53:20.71438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08:53:44.682192398</dc:date>
    <dc:creator>Davide Ancona</dc:creator>
    <meta:editing-duration>PT8M50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